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er.subBuild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er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corder.setEmacsMode( boolean emacs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.getRecorder( String name , Project pro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cord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r.setAppend( boolean app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r.setLoglevel( VerbosityLevelChoices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.sub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onChoice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r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cord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r.setAction( ActionChoices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order.setName( String f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